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25in" fo:margin-left="-0.1799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3.016in"/>
    </style:style>
    <style:style style:name="Table1.C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in" fo:border-left="0.75pt solid #faa61a" fo:border-right="none" fo:border-top="0.75pt solid #faa61a" fo:border-bottom="none" style:writing-mode="page">
        <style:background-image/>
      </style:table-cell-properties>
    </style:style>
    <style:style style:name="Table1.B1" style:family="table-cell">
      <style:table-cell-properties fo:background-color="#faa61a" fo:padding="0in" fo:border-left="none" fo:border-right="none" fo:border-top="0.75pt solid #faa61a" fo:border-bottom="none" style:writing-mode="page">
        <style:background-image/>
      </style:table-cell-properties>
    </style:style>
    <style:style style:name="Table1.C1" style:family="table-cell">
      <style:table-cell-properties fo:background-color="#faa61a" fo:padding="0in" fo:border-left="none" fo:border-right="0.75pt solid #faa61a" fo:border-top="0.75pt solid #faa61a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faa61a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faa61a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faa61a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faa61a" fo:border-top="none" fo:border-bottom="none" style:writing-mode="page">
        <style:background-image/>
      </style:table-cell-properties>
    </style:style>
    <style:style style:name="Table1.61" style:family="table-row">
      <style:table-row-properties fo:background-color="transparent" fo:keep-together="auto">
        <style:background-image/>
      </style:table-row-properties>
    </style:style>
    <style:style style:name="Table1.A61" style:family="table-cell">
      <style:table-cell-properties fo:background-color="#fffbcc" fo:padding="0in" fo:border-left="0.75pt solid #faa61a" fo:border-right="none" fo:border-top="none" fo:border-bottom="0.75pt solid #faa61a" style:writing-mode="page">
        <style:background-image/>
      </style:table-cell-properties>
    </style:style>
    <style:style style:name="Table1.B61" style:family="table-cell">
      <style:table-cell-properties fo:background-color="#fffbcc" fo:padding="0in" fo:border-left="none" fo:border-right="none" fo:border-top="none" fo:border-bottom="0.75pt solid #faa61a" style:writing-mode="page">
        <style:background-image/>
      </style:table-cell-properties>
    </style:style>
    <style:style style:name="Table1.C67" style:family="table-cell">
      <style:table-cell-properties fo:background-color="#fffbcc" fo:padding="0in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48319" officeooo:paragraph-rsid="00048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48319" officeooo:paragraph-rsid="000483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5308c" officeooo:paragraph-rsid="00053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5308c" officeooo:paragraph-rsid="00053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6f894" officeooo:paragraph-rsid="0006f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6f894" officeooo:paragraph-rsid="0006f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789f9" officeooo:paragraph-rsid="00078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8b2fb" officeooo:paragraph-rsid="0008b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8b2fb" officeooo:paragraph-rsid="0008b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a0b0c" officeooo:paragraph-rsid="000a0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a0b0c" officeooo:paragraph-rsid="000a0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af104" officeooo:paragraph-rsid="000af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af104" officeooo:paragraph-rsid="000af1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e1369" officeooo:paragraph-rsid="000e13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0ff06c" officeooo:paragraph-rsid="000ff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01929" officeooo:paragraph-rsid="00101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01929" officeooo:paragraph-rsid="00101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10fb6" officeooo:paragraph-rsid="00110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officeooo:rsid="00116809" officeooo:paragraph-rsid="00116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101929" officeooo:paragraph-rsid="001019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DejaVu Serif" fo:font-size="12pt" fo:font-style="normal" fo:text-shadow="none" style:text-underline-style="none" fo:font-weight="bold" officeooo:rsid="00048319" officeooo:paragraph-rsid="000483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DejaVu Serif" fo:font-size="14pt" fo:font-style="normal" fo:text-shadow="none" style:text-underline-style="none" fo:font-weight="bold" officeooo:rsid="00048319" officeooo:paragraph-rsid="0004831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0db67a"/>
    </style:style>
    <style:style style:name="T2" style:family="text">
      <style:text-properties officeooo:rsid="000e1369"/>
    </style:style>
    <style:style style:name="T3" style:family="text">
      <style:text-properties officeooo:rsid="00101929"/>
    </style:style>
    <style:style style:name="T4" style:family="text">
      <style:text-properties officeooo:rsid="0015ae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Yellow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2">Words</text:p>
          </table:table-cell>
          <table:table-cell table:style-name="Table1.C1" office:value-type="string">
            <text:p text:style-name="P22">Synonyms</text:p>
          </table:table-cell>
        </table:table-row>
        <table:table-row table:style-name="TableLine1998769349632">
          <table:table-cell table:style-name="Table1.A2" office:value-type="string">
            <text:list xml:id="list2215220274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Getting on the years</text:p>
          </table:table-cell>
          <table:table-cell table:style-name="Table1.C2" office:value-type="string">
            <text:p text:style-name="P2">Becoming old</text:p>
          </table:table-cell>
        </table:table-row>
        <table:table-row table:style-name="TableLine1998769350176">
          <table:table-cell table:style-name="Table1.A3" office:value-type="string">
            <text:list xml:id="list75255958936742" text:continue-numbering="true" text:style-name="L1">
              <text:list-item>
                <text:p text:style-name="P1"/>
              </text:list-item>
            </text:list>
          </table:table-cell>
          <table:table-cell table:style-name="Table1.B3" office:value-type="string">
            <text:p text:style-name="P2">Sleepy</text:p>
          </table:table-cell>
          <table:table-cell table:style-name="Table1.C3" office:value-type="string">
            <text:p text:style-name="P2">Drowsy,Lethargic</text:p>
          </table:table-cell>
        </table:table-row>
        <table:table-row table:style-name="TableLine1998769338752">
          <table:table-cell table:style-name="Table1.A2" office:value-type="string">
            <text:list xml:id="list75256286298931" text:continue-numbering="true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Landscape</text:p>
          </table:table-cell>
          <table:table-cell table:style-name="Table1.C2" office:value-type="string">
            <text:p text:style-name="P2">Scenery, countryside</text:p>
          </table:table-cell>
        </table:table-row>
        <table:table-row table:style-name="TableLine1998769353440">
          <table:table-cell table:style-name="Table1.A3" office:value-type="string">
            <text:list xml:id="list75254557848080" text:continue-numbering="true" text:style-name="L1">
              <text:list-item>
                <text:p text:style-name="P1"/>
              </text:list-item>
            </text:list>
          </table:table-cell>
          <table:table-cell table:style-name="Table1.B3" office:value-type="string">
            <text:p text:style-name="P2">Measured</text:p>
          </table:table-cell>
          <table:table-cell table:style-name="Table1.C3" office:value-type="string">
            <text:p text:style-name="P2">Calculated</text:p>
          </table:table-cell>
        </table:table-row>
        <table:table-row table:style-name="TableLine1998769348544">
          <table:table-cell table:style-name="Table1.A2" office:value-type="string">
            <text:list xml:id="list75254474129378" text:continue-numbering="true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Decade </text:p>
          </table:table-cell>
          <table:table-cell table:style-name="Table1.C2" office:value-type="string">
            <text:p text:style-name="P2"><text:span text:style-name="T3">Ten</text:span> years</text:p>
          </table:table-cell>
        </table:table-row>
        <table:table-row table:style-name="TableLine1998769351264">
          <table:table-cell table:style-name="Table1.A3" office:value-type="string">
            <text:list xml:id="list75256324145862" text:continue-numbering="true" text:style-name="L1">
              <text:list-item>
                <text:p text:style-name="P1"/>
              </text:list-item>
            </text:list>
          </table:table-cell>
          <table:table-cell table:style-name="Table1.B3" office:value-type="string">
            <text:p text:style-name="P2">Greenwich</text:p>
          </table:table-cell>
          <table:table-cell table:style-name="Table1.C3" office:value-type="string">
            <text:p text:style-name="P2">England</text:p>
          </table:table-cell>
        </table:table-row>
        <table:table-row table:style-name="TableLine1998769351536">
          <table:table-cell table:style-name="Table1.A2" office:value-type="string">
            <text:list xml:id="list75256121373985" text:continue-numbering="true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Landlady</text:p>
          </table:table-cell>
          <table:table-cell table:style-name="Table1.C2" office:value-type="string">
            <text:p text:style-name="P2">Owner, proprietor</text:p>
          </table:table-cell>
        </table:table-row>
        <table:table-row table:style-name="TableLine1998769340928">
          <table:table-cell table:style-name="Table1.A3" office:value-type="string">
            <text:list xml:id="list75255715063138" text:continue-numbering="true" text:style-name="L1">
              <text:list-item>
                <text:p text:style-name="P1"/>
              </text:list-item>
            </text:list>
          </table:table-cell>
          <table:table-cell table:style-name="Table1.B3" office:value-type="string">
            <text:p text:style-name="P2">Jerky</text:p>
          </table:table-cell>
          <table:table-cell table:style-name="Table1.C3" office:value-type="string">
            <text:p text:style-name="P2">Shaking</text:p>
          </table:table-cell>
        </table:table-row>
        <table:table-row table:style-name="TableLine1998769347184">
          <table:table-cell table:style-name="Table1.A2" office:value-type="string">
            <text:list xml:id="list75256281616958" text:continue-numbering="true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High pitched</text:p>
          </table:table-cell>
          <table:table-cell table:style-name="Table1.C2" office:value-type="string">
            <text:p text:style-name="P2">Sharp, resonant</text:p>
          </table:table-cell>
        </table:table-row>
        <table:table-row table:style-name="TableLine1998769344464">
          <table:table-cell table:style-name="Table1.A3" office:value-type="string">
            <text:list xml:id="list75254996458794" text:continue-numbering="true" text:style-name="L1">
              <text:list-item>
                <text:p text:style-name="P1"/>
              </text:list-item>
            </text:list>
          </table:table-cell>
          <table:table-cell table:style-name="Table1.B3" office:value-type="string">
            <text:p text:style-name="P2">Sprightliness</text:p>
          </table:table-cell>
          <table:table-cell table:style-name="Table1.C3" office:value-type="string">
            <text:p text:style-name="P2">Cheerfulness, Liveliness</text:p>
          </table:table-cell>
        </table:table-row>
        <table:table-row table:style-name="TableLine1998769352896">
          <table:table-cell table:style-name="Table1.A2" office:value-type="string">
            <text:list xml:id="list75255346159174" text:continue-numbering="true" text:style-name="L1">
              <text:list-item>
                <text:p text:style-name="P1"/>
              </text:list-item>
            </text:list>
          </table:table-cell>
          <table:table-cell table:style-name="Table1.B2" office:value-type="string">
            <text:p text:style-name="P2">Prep.</text:p>
          </table:table-cell>
          <table:table-cell table:style-name="Table1.C2" office:value-type="string">
            <text:p text:style-name="P2">Preparatory class in the boarding schools</text:p>
          </table:table-cell>
        </table:table-row>
        <table:table-row table:style-name="TableLine1998769353168">
          <table:table-cell table:style-name="Table1.A3" office:value-type="string">
            <text:list xml:id="list75254357599105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Sounding</text:p>
          </table:table-cell>
          <table:table-cell table:style-name="Table1.C3" office:value-type="string">
            <text:p text:style-name="P4">Announcing, signaling</text:p>
          </table:table-cell>
        </table:table-row>
        <table:table-row table:style-name="TableLine1998769341472">
          <table:table-cell table:style-name="Table1.A2" office:value-type="string">
            <text:list xml:id="list75254976368475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Wire guard</text:p>
          </table:table-cell>
          <table:table-cell table:style-name="Table1.C2" office:value-type="string">
            <text:p text:style-name="P4">Net, protector</text:p>
          </table:table-cell>
        </table:table-row>
        <table:table-row table:style-name="TableLine1998769343104">
          <table:table-cell table:style-name="Table1.A3" office:value-type="string">
            <text:list xml:id="list75255550210661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Rarely</text:p>
          </table:table-cell>
          <table:table-cell table:style-name="Table1.C3" office:value-type="string">
            <text:p text:style-name="P4">Hardly</text:p>
          </table:table-cell>
        </table:table-row>
        <table:table-row table:style-name="TableLine1998769343648">
          <table:table-cell table:style-name="Table1.A2" office:value-type="string">
            <text:list xml:id="list75254846615356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Swiftly</text:p>
          </table:table-cell>
          <table:table-cell table:style-name="Table1.C2" office:value-type="string">
            <text:p text:style-name="P4">Quickly, fast</text:p>
          </table:table-cell>
        </table:table-row>
        <table:table-row table:style-name="TableLine1998769354256">
          <table:table-cell table:style-name="Table1.A3" office:value-type="string">
            <text:list xml:id="list75255535582412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Mystic</text:p>
          </table:table-cell>
          <table:table-cell table:style-name="Table1.C3" office:value-type="string">
            <text:p text:style-name="P4">Spiritual</text:p>
          </table:table-cell>
        </table:table-row>
        <table:table-row table:style-name="TableLine1998769346368">
          <table:table-cell table:style-name="Table1.A2" office:value-type="string">
            <text:list xml:id="list75254526054849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Intensifying</text:p>
          </table:table-cell>
          <table:table-cell table:style-name="Table1.C2" office:value-type="string">
            <text:p text:style-name="P4">Increasing</text:p>
          </table:table-cell>
        </table:table-row>
        <table:table-row table:style-name="TableLine1998769349088">
          <table:table-cell table:style-name="Table1.A3" office:value-type="string">
            <text:list xml:id="list75254317450424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preception</text:p>
          </table:table-cell>
          <table:table-cell table:style-name="Table1.C3" office:value-type="string">
            <text:p text:style-name="P4">Insight , Vision</text:p>
          </table:table-cell>
        </table:table-row>
        <table:table-row table:style-name="TableLine1998769337392">
          <table:table-cell table:style-name="Table1.A2" office:value-type="string">
            <text:list xml:id="list75254790168890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Remarkable</text:p>
          </table:table-cell>
          <table:table-cell table:style-name="Table1.C2" office:value-type="string">
            <text:p text:style-name="P5">Amazing , extraordinary</text:p>
          </table:table-cell>
        </table:table-row>
        <table:table-row table:style-name="TableLine1998769367584">
          <table:table-cell table:style-name="Table1.A3" office:value-type="string">
            <text:list xml:id="list75255738353186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Horrible</text:p>
          </table:table-cell>
          <table:table-cell table:style-name="Table1.C3" office:value-type="string">
            <text:p text:style-name="P5">Terrible, dreadful</text:p>
          </table:table-cell>
        </table:table-row>
        <table:table-row table:style-name="TableLine1998769365408">
          <table:table-cell table:style-name="Table1.A2" office:value-type="string">
            <text:list xml:id="list75254826301345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Roared</text:p>
          </table:table-cell>
          <table:table-cell table:style-name="Table1.C2" office:value-type="string">
            <text:p text:style-name="P5">Thundered</text:p>
          </table:table-cell>
        </table:table-row>
        <table:table-row table:style-name="TableLine1998769358064">
          <table:table-cell table:style-name="Table1.A3" office:value-type="string">
            <text:list xml:id="list75256010901579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Fenlands</text:p>
          </table:table-cell>
          <table:table-cell table:style-name="Table1.C3" office:value-type="string">
            <text:p text:style-name="P5">Low wetland</text:p>
          </table:table-cell>
        </table:table-row>
        <table:table-row table:style-name="TableLine1998769363776">
          <table:table-cell table:style-name="Table1.A2" office:value-type="string">
            <text:list xml:id="list75254823834152" text:continue-numbering="true" text:style-name="L1">
              <text:list-item>
                <text:p text:style-name="P3"/>
              </text:list-item>
            </text:list>
          </table:table-cell>
          <table:table-cell table:style-name="Table1.B2" office:value-type="string">
            <text:p text:style-name="P4">Lobby</text:p>
          </table:table-cell>
          <table:table-cell table:style-name="Table1.C2" office:value-type="string">
            <text:p text:style-name="P5">Corridor</text:p>
          </table:table-cell>
        </table:table-row>
        <table:table-row table:style-name="TableLine1998769360512">
          <table:table-cell table:style-name="Table1.A3" office:value-type="string">
            <text:list xml:id="list75254465105674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Strain</text:p>
          </table:table-cell>
          <table:table-cell table:style-name="Table1.C3" office:value-type="string">
            <text:p text:style-name="P5">Stress , pressure</text:p>
          </table:table-cell>
        </table:table-row>
        <table:table-row table:style-name="TableLine1998769361056">
          <table:table-cell table:style-name="Table1.A2" office:value-type="string">
            <text:list xml:id="list75255340294202" text:continue-numbering="true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5">Ano domini</text:p>
          </table:table-cell>
          <table:table-cell table:style-name="Table1.C2" office:value-type="string">
            <text:p text:style-name="P5">Old age</text:p>
          </table:table-cell>
        </table:table-row>
        <table:table-row table:style-name="TableLine1998769362416">
          <table:table-cell table:style-name="Table1.A3" office:value-type="string">
            <text:list xml:id="list75254977503905" text:continue-numbering="true" text:style-name="L1">
              <text:list-item>
                <text:p text:style-name="P3"/>
              </text:list-item>
            </text:list>
          </table:table-cell>
          <table:table-cell table:style-name="Table1.B3" office:value-type="string">
            <text:p text:style-name="P4">Fatal</text:p>
          </table:table-cell>
          <table:table-cell table:style-name="Table1.C3" office:value-type="string">
            <text:p text:style-name="P5">Dreadful, incurable</text:p>
          </table:table-cell>
        </table:table-row>
        <table:table-row table:style-name="TableLine1998769359968">
          <table:table-cell table:style-name="Table1.A2" office:value-type="string">
            <text:list xml:id="list75254693534227" text:continue-numbering="true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5">Toddling</text:p>
          </table:table-cell>
          <table:table-cell table:style-name="Table1.C2" office:value-type="string">
            <text:p text:style-name="P7">Staggering, strolling</text:p>
          </table:table-cell>
        </table:table-row>
        <table:table-row table:style-name="TableLine1998769365952">
          <table:table-cell table:style-name="Table1.A3" office:value-type="string">
            <text:list xml:id="list75256075178981" text:continue-numbering="true" text:style-name="L1">
              <text:list-item>
                <text:p text:style-name="P6"/>
              </text:list-item>
            </text:list>
          </table:table-cell>
          <table:table-cell table:style-name="Table1.B3" office:value-type="string">
            <text:p text:style-name="P5">Boast</text:p>
          </table:table-cell>
          <table:table-cell table:style-name="Table1.C3" office:value-type="string">
            <text:p text:style-name="P7">Showoff ,brag</text:p>
          </table:table-cell>
        </table:table-row>
        <table:table-row table:style-name="TableLine1998769359696">
          <table:table-cell table:style-name="Table1.A2" office:value-type="string">
            <text:list xml:id="list75255256282304" text:continue-numbering="true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5">Phenomenon</text:p>
          </table:table-cell>
          <table:table-cell table:style-name="Table1.C2" office:value-type="string">
            <text:p text:style-name="P7">Remarkable thing</text:p>
          </table:table-cell>
        </table:table-row>
        <table:table-row table:style-name="TableLine1998769361600">
          <table:table-cell table:style-name="Table1.A3" office:value-type="string">
            <text:list xml:id="list75254613128927" text:continue-numbering="true" text:style-name="L1">
              <text:list-item>
                <text:p text:style-name="P6"/>
              </text:list-item>
            </text:list>
          </table:table-cell>
          <table:table-cell table:style-name="Table1.B3" office:value-type="string">
            <text:p text:style-name="P5">ragged</text:p>
          </table:table-cell>
          <table:table-cell table:style-name="Table1.C3" office:value-type="string">
            <text:p text:style-name="P7">Teased , disturbed</text:p>
          </table:table-cell>
        </table:table-row>
        <table:table-row table:style-name="TableLine1998769357248">
          <table:table-cell table:style-name="Table1.A2" office:value-type="string">
            <text:list xml:id="list75256041729236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9">Preliminary</text:p>
          </table:table-cell>
          <table:table-cell table:style-name="Table1.C2" office:value-type="string">
            <text:p text:style-name="P9">First , initial</text:p>
          </table:table-cell>
        </table:table-row>
        <table:table-row table:style-name="TableLine1998769368672">
          <table:table-cell table:style-name="Table1.A3" office:value-type="string">
            <text:list xml:id="list75255101716933" text:continue-numbering="true" text:style-name="L1">
              <text:list-item>
                <text:p text:style-name="P8"/>
              </text:list-item>
            </text:list>
          </table:table-cell>
          <table:table-cell table:style-name="Table1.B3" office:value-type="string">
            <text:p text:style-name="P9">Scents</text:p>
          </table:table-cell>
          <table:table-cell table:style-name="Table1.C3" office:value-type="string">
            <text:p text:style-name="P9">Fragrance</text:p>
          </table:table-cell>
        </table:table-row>
        <table:table-row table:style-name="TableLine1998769363232">
          <table:table-cell table:style-name="Table1.A2" office:value-type="string">
            <text:list xml:id="list75255217436804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9">Chubby</text:p>
          </table:table-cell>
          <table:table-cell table:style-name="Table1.C2" office:value-type="string">
            <text:p text:style-name="P9">Plumb , fat</text:p>
          </table:table-cell>
        </table:table-row>
        <table:table-row table:style-name="TableLine1998769354800">
          <table:table-cell table:style-name="Table1.A3" office:value-type="string">
            <text:list xml:id="list75256161948289" text:continue-numbering="true" text:style-name="L1">
              <text:list-item>
                <text:p text:style-name="P8"/>
              </text:list-item>
            </text:list>
          </table:table-cell>
          <table:table-cell table:style-name="Table1.B3" office:value-type="string">
            <text:p text:style-name="P9">Brilliant</text:p>
          </table:table-cell>
          <table:table-cell table:style-name="Table1.C3" office:value-type="string">
            <text:p text:style-name="P9">Excellent , wonderful </text:p>
          </table:table-cell>
        </table:table-row>
        <table:table-row table:style-name="TableLine1998769355888">
          <table:table-cell table:style-name="Table1.A2" office:value-type="string">
            <text:list xml:id="list75254778232288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9">Fatherly</text:p>
          </table:table-cell>
          <table:table-cell table:style-name="Table1.C2" office:value-type="string">
            <text:p text:style-name="P9">Affectionate, caring</text:p>
          </table:table-cell>
        </table:table-row>
        <table:table-row table:style-name="TableLine1998769355072">
          <table:table-cell table:style-name="Table1.A3" office:value-type="string">
            <text:list xml:id="list75254273493792" text:continue-numbering="true" text:style-name="L1">
              <text:list-item>
                <text:p text:style-name="P8"/>
              </text:list-item>
            </text:list>
          </table:table-cell>
          <table:table-cell table:style-name="Table1.B3" office:value-type="string">
            <text:p text:style-name="P9">Courteous</text:p>
          </table:table-cell>
          <table:table-cell table:style-name="Table1.C3" office:value-type="string">
            <text:p text:style-name="P9">Polite, civilized</text:p>
          </table:table-cell>
        </table:table-row>
        <table:table-row table:style-name="TableLine1998769367040">
          <table:table-cell table:style-name="Table1.A2" office:value-type="string">
            <text:list xml:id="list75256235253763" text:continue-numbering="true" text:style-name="L1">
              <text:list-item>
                <text:p text:style-name="P10"/>
              </text:list-item>
            </text:list>
          </table:table-cell>
          <table:table-cell table:style-name="Table1.B2" office:value-type="string">
            <text:p text:style-name="P11">Vivid</text:p>
          </table:table-cell>
          <table:table-cell table:style-name="Table1.C2" office:value-type="string">
            <text:p text:style-name="P11">Clear</text:p>
          </table:table-cell>
        </table:table-row>
        <table:table-row table:style-name="TableLine1998769370576">
          <table:table-cell table:style-name="Table1.A3" office:value-type="string">
            <text:list xml:id="list75255553895341" text:continue-numbering="true" text:style-name="L1">
              <text:list-item>
                <text:p text:style-name="P10"/>
              </text:list-item>
            </text:list>
          </table:table-cell>
          <table:table-cell table:style-name="Table1.B3" office:value-type="string">
            <text:p text:style-name="P11">Recollection</text:p>
          </table:table-cell>
          <table:table-cell table:style-name="Table1.C3" office:value-type="string">
            <text:p text:style-name="P11">Memory , remembrance</text:p>
          </table:table-cell>
        </table:table-row>
        <table:table-row table:style-name="TableLine1998769371120">
          <table:table-cell table:style-name="Table1.A2" office:value-type="string">
            <text:list xml:id="list75256349697417" text:continue-numbering="true" text:style-name="L1">
              <text:list-item>
                <text:p text:style-name="P10"/>
              </text:list-item>
            </text:list>
          </table:table-cell>
          <table:table-cell table:style-name="Table1.B2" office:value-type="string">
            <text:p text:style-name="P11">Frequent</text:p>
          </table:table-cell>
          <table:table-cell table:style-name="Table1.C2" office:value-type="string">
            <text:p text:style-name="P11">Repeated</text:p>
          </table:table-cell>
        </table:table-row>
        <table:table-row table:style-name="TableLine1998769356160">
          <table:table-cell table:style-name="Table1.A3" office:value-type="string">
            <text:list xml:id="list75255518877483" text:continue-numbering="true" text:style-name="L1">
              <text:list-item>
                <text:p text:style-name="P10"/>
              </text:list-item>
            </text:list>
          </table:table-cell>
          <table:table-cell table:style-name="Table1.B3" office:value-type="string">
            <text:p text:style-name="P11">Filtering</text:p>
          </table:table-cell>
          <table:table-cell table:style-name="Table1.C3" office:value-type="string">
            <text:p text:style-name="P11">Straining</text:p>
          </table:table-cell>
        </table:table-row>
        <table:table-row table:style-name="TableLine1998769380912">
          <table:table-cell table:style-name="Table1.A2" office:value-type="string">
            <text:list xml:id="list75255732179165" text:continue-numbering="true" text:style-name="L1">
              <text:list-item>
                <text:p text:style-name="P10"/>
              </text:list-item>
            </text:list>
          </table:table-cell>
          <table:table-cell table:style-name="Table1.B2" office:value-type="string">
            <text:p text:style-name="P11">Enthusiasm</text:p>
          </table:table-cell>
          <table:table-cell table:style-name="Table1.C2" office:value-type="string">
            <text:p text:style-name="P11">Passionate, zeal </text:p>
          </table:table-cell>
        </table:table-row>
        <table:table-row table:style-name="TableLine1998769388528">
          <table:table-cell table:style-name="Table1.A3" office:value-type="string">
            <text:list xml:id="list75255731367569" text:continue-numbering="true" text:style-name="L1">
              <text:list-item>
                <text:p text:style-name="P10"/>
              </text:list-item>
            </text:list>
          </table:table-cell>
          <table:table-cell table:style-name="Table1.B3" office:value-type="string">
            <text:p text:style-name="P11">Firm</text:p>
          </table:table-cell>
          <table:table-cell table:style-name="Table1.C3" office:value-type="string">
            <text:p text:style-name="P11">Strict , solid , steady</text:p>
          </table:table-cell>
        </table:table-row>
        <table:table-row table:style-name="TableLine1998769385264">
          <table:table-cell table:style-name="Table1.A2" office:value-type="string">
            <text:list xml:id="list75254759619026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Tremendous</text:p>
          </table:table-cell>
          <table:table-cell table:style-name="Table1.C2" office:value-type="string">
            <text:p text:style-name="P13">Horrible</text:p>
          </table:table-cell>
        </table:table-row>
        <table:table-row table:style-name="TableLine1998769380096">
          <table:table-cell table:style-name="Table1.A3" office:value-type="string">
            <text:list xml:id="list75254525949248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Ordeal</text:p>
          </table:table-cell>
          <table:table-cell table:style-name="Table1.C3" office:value-type="string">
            <text:p text:style-name="P13">Suffering</text:p>
          </table:table-cell>
        </table:table-row>
        <table:table-row table:style-name="TableLine1998769376288">
          <table:table-cell table:style-name="Table1.A2" office:value-type="string">
            <text:list xml:id="list75254499976474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Lusty</text:p>
          </table:table-cell>
          <table:table-cell table:style-name="Table1.C2" office:value-type="string">
            <text:p text:style-name="P13">Energetic</text:p>
          </table:table-cell>
        </table:table-row>
        <table:table-row table:style-name="TableLine1998769375472">
          <table:table-cell table:style-name="Table1.A3" office:value-type="string">
            <text:list xml:id="list75254841479258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Barbarians</text:p>
          </table:table-cell>
          <table:table-cell table:style-name="Table1.C3" office:value-type="string">
            <text:p text:style-name="P13">Ruffians , savages</text:p>
          </table:table-cell>
        </table:table-row>
        <text:soft-page-break/>
        <table:table-row table:style-name="TableLine1998769381728">
          <table:table-cell table:style-name="Table1.A2" office:value-type="string">
            <text:list xml:id="list75256003690623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Pounce</text:p>
          </table:table-cell>
          <table:table-cell table:style-name="Table1.C2" office:value-type="string">
            <text:p text:style-name="P13">Attack</text:p>
          </table:table-cell>
        </table:table-row>
        <table:table-row table:style-name="TableLine1998769379280">
          <table:table-cell table:style-name="Table1.A3" office:value-type="string">
            <text:list xml:id="list75255783434709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Legitimate</text:p>
          </table:table-cell>
          <table:table-cell table:style-name="Table1.C3" office:value-type="string">
            <text:p text:style-name="P13">Lawful</text:p>
          </table:table-cell>
        </table:table-row>
        <table:table-row table:style-name="TableLine1998769387168">
          <table:table-cell table:style-name="Table1.A2" office:value-type="string">
            <text:list xml:id="list75255456762546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Prey</text:p>
          </table:table-cell>
          <table:table-cell table:style-name="Table1.C2" office:value-type="string">
            <text:p text:style-name="P13">Victim</text:p>
          </table:table-cell>
        </table:table-row>
        <table:table-row table:style-name="TableLine1998769374928">
          <table:table-cell table:style-name="Table1.A3" office:value-type="string">
            <text:list xml:id="list75255772454157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Unprincipled </text:p>
          </table:table-cell>
          <table:table-cell table:style-name="Table1.C3" office:value-type="string">
            <text:p text:style-name="P13">Unprincipled , uncivilized</text:p>
          </table:table-cell>
        </table:table-row>
        <table:table-row table:style-name="TableLine1998769376560">
          <table:table-cell table:style-name="Table1.A2" office:value-type="string">
            <text:list xml:id="list75256305787046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Ruffians</text:p>
          </table:table-cell>
          <table:table-cell table:style-name="Table1.C2" office:value-type="string">
            <text:p text:style-name="P13">Rogues , savages, <text:span text:style-name="T1">bullies</text:span></text:p>
          </table:table-cell>
        </table:table-row>
        <table:table-row table:style-name="TableLine1998769378464">
          <table:table-cell table:style-name="Table1.A3" office:value-type="string">
            <text:list xml:id="list75254312827545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Baiting</text:p>
          </table:table-cell>
          <table:table-cell table:style-name="Table1.C3" office:value-type="string">
            <text:p text:style-name="P13">Teasing</text:p>
          </table:table-cell>
        </table:table-row>
        <table:table-row table:style-name="TableLine1998769378736">
          <table:table-cell table:style-name="Table1.A2" office:value-type="string">
            <text:list xml:id="list75254785457098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Exciting</text:p>
          </table:table-cell>
          <table:table-cell table:style-name="Table1.C2" office:value-type="string">
            <text:p text:style-name="P13">Motivating , stimulating</text:p>
          </table:table-cell>
        </table:table-row>
        <table:table-row table:style-name="TableLine1998769379552">
          <table:table-cell table:style-name="Table1.A3" office:value-type="string">
            <text:list xml:id="list75256086437103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Mob</text:p>
          </table:table-cell>
          <table:table-cell table:style-name="Table1.C3" office:value-type="string">
            <text:p text:style-name="P13">Crowd</text:p>
          </table:table-cell>
        </table:table-row>
        <table:table-row table:style-name="TableLine1998769389072">
          <table:table-cell table:style-name="Table1.A2" office:value-type="string">
            <text:list xml:id="list75255488539991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3">Pitiless</text:p>
          </table:table-cell>
          <table:table-cell table:style-name="Table1.C2" office:value-type="string">
            <text:p text:style-name="P13">Merciless , <text:span text:style-name="T2">cruel</text:span></text:p>
          </table:table-cell>
        </table:table-row>
        <table:table-row table:style-name="TableLine1998769379824">
          <table:table-cell table:style-name="Table1.A3" office:value-type="string">
            <text:list xml:id="list75256229667424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3">Implacable</text:p>
          </table:table-cell>
          <table:table-cell table:style-name="Table1.C3" office:value-type="string">
            <text:p text:style-name="P14">Unkind ,callous</text:p>
          </table:table-cell>
        </table:table-row>
        <table:table-row table:style-name="Table1.1">
          <table:table-cell table:style-name="Table1.A2" office:value-type="string">
            <text:list xml:id="list75254632773516" text:continue-numbering="true" text:style-name="L1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5">Hush</text:p>
          </table:table-cell>
          <table:table-cell table:style-name="Table1.C2" office:value-type="string">
            <text:p text:style-name="P16">Silence</text:p>
          </table:table-cell>
        </table:table-row>
        <table:table-row table:style-name="Table1.1">
          <table:table-cell table:style-name="Table1.A3" office:value-type="string">
            <text:list xml:id="list75255373861154" text:continue-numbering="true" text:style-name="L1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6">Scowl</text:p>
          </table:table-cell>
          <table:table-cell table:style-name="Table1.C3" office:value-type="string">
            <text:p text:style-name="P16">Anger, frown</text:p>
          </table:table-cell>
        </table:table-row>
        <table:table-row table:style-name="Table1.1">
          <table:table-cell table:style-name="Table1.A2" office:value-type="string">
            <text:list xml:id="list75256049377895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p text:style-name="P16">Slandting</text:p>
          </table:table-cell>
          <table:table-cell table:style-name="Table1.C2" office:value-type="string">
            <text:p text:style-name="P16">Leaning , sloping</text:p>
          </table:table-cell>
        </table:table-row>
        <table:table-row table:style-name="Table1.61">
          <table:table-cell table:style-name="Table1.A61" office:value-type="string">
            <text:list xml:id="list75254609266421" text:continue-numbering="true" text:style-name="L1">
              <text:list-item>
                <text:p text:style-name="P20"/>
              </text:list-item>
            </text:list>
          </table:table-cell>
          <table:table-cell table:style-name="Table1.B61" office:value-type="string">
            <text:p text:style-name="P18">Alderman</text:p>
          </table:table-cell>
          <table:table-cell table:style-name="Table1.C3" office:value-type="string">
            <text:p text:style-name="P18">A member of municipal council</text:p>
          </table:table-cell>
        </table:table-row>
        <table:table-row table:style-name="Table1.61">
          <table:table-cell table:style-name="Table1.A2" office:value-type="string">
            <text:list xml:id="list75254927756570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p text:style-name="P18">Baronet</text:p>
          </table:table-cell>
          <table:table-cell table:style-name="Table1.C2" office:value-type="string">
            <text:p text:style-name="P18">Landlord</text:p>
          </table:table-cell>
        </table:table-row>
        <table:table-row table:style-name="Table1.61">
          <table:table-cell table:style-name="Table1.A3" office:value-type="string">
            <text:list xml:id="list75255515437244" text:continue-numbering="true" text:style-name="L1">
              <text:list-item>
                <text:p text:style-name="P17"/>
              </text:list-item>
            </text:list>
          </table:table-cell>
          <table:table-cell table:style-name="Table1.B3" office:value-type="string">
            <text:p text:style-name="P19">Punctuating</text:p>
          </table:table-cell>
          <table:table-cell table:style-name="Table1.C3" office:value-type="string">
            <text:p text:style-name="P19">Interrupting</text:p>
          </table:table-cell>
        </table:table-row>
        <table:table-row table:style-name="Table1.61">
          <table:table-cell table:style-name="Table1.A2" office:value-type="string">
            <text:list xml:id="list75254972547227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p text:style-name="P19">Splendid</text:p>
          </table:table-cell>
          <table:table-cell table:style-name="Table1.C2" office:value-type="string">
            <text:p text:style-name="P19">Remarkable, excel<text:span text:style-name="T4">l</text:span>ent</text:p>
          </table:table-cell>
        </table:table-row>
        <table:table-row table:style-name="Table1.61">
          <table:table-cell table:style-name="Table1.A3" office:value-type="string">
            <text:list xml:id="list75254891589899" text:continue-numbering="true" text:style-name="L1">
              <text:list-item>
                <text:p text:style-name="P17"/>
              </text:list-item>
            </text:list>
          </table:table-cell>
          <table:table-cell table:style-name="Table1.B3" office:value-type="string">
            <text:p text:style-name="P19">Grasp</text:p>
          </table:table-cell>
          <table:table-cell table:style-name="Table1.C3" office:value-type="string">
            <text:p text:style-name="P19">Understand</text:p>
          </table:table-cell>
        </table:table-row>
        <table:table-row table:style-name="Table1.61">
          <table:table-cell table:style-name="Table1.A2" office:value-type="string">
            <text:list xml:id="list75255034965872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p text:style-name="P19">Gales</text:p>
          </table:table-cell>
          <table:table-cell table:style-name="Table1.C2" office:value-type="string">
            <text:p text:style-name="P19">Winds</text:p>
          </table:table-cell>
        </table:table-row>
        <table:table-row table:style-name="Table1.61">
          <table:table-cell table:style-name="Table1.A61" office:value-type="string">
            <text:list xml:id="list75256353522687" text:continue-numbering="true" text:style-name="L1">
              <text:list-item>
                <text:p text:style-name="P20"/>
              </text:list-item>
            </text:list>
          </table:table-cell>
          <table:table-cell table:style-name="Table1.B61" office:value-type="string">
            <text:p text:style-name="P19">Rattling</text:p>
          </table:table-cell>
          <table:table-cell table:style-name="Table1.C67" office:value-type="string">
            <text:p text:style-name="P19">Knock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Yellow.1" style:display-name="Box List Yellow.1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100">
      <style:table-cell-properties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0">
      <style:table-cell-properties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100">
      <style:table-cell-properties fo:background-color="#dddddd" fo:border-lef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0">
      <style:table-cell-properties fo:background-color="#dddddd" fo:border-right="0.74pt solid #faa61a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100">
      <style:table-cell-properties fo:background-color="#faa61a" fo:border-lef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100">
      <style:table-cell-properties fo:background-color="#faa61a" fo:border-right="0.74pt solid 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100">
      <style:table-cell-properties fo:background-color="#fffbcc" fo:border-lef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0">
      <style:table-cell-properties fo:background-color="#fffbcc" fo:border-right="0.74pt solid #faa61a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100">
      <style:table-cell-properties fo:background-color="#faa61a" fo:border-top="0.74pt solid #faa61a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0">
      <style:table-cell-properties fo:background-color="#fffbcc" fo:border-bottom="0.74pt solid #faa61a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9:42:02.616592725</meta:creation-date>
    <dc:date>2021-02-10T07:52:54.161000000</dc:date>
    <meta:editing-duration>PT1H14M46S</meta:editing-duration>
    <meta:editing-cycles>19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200" meta:word-count="270" meta:character-count="1658" meta:non-whitespace-character-count="1584"/>
  </office:meta>
</office:document-meta>
</file>